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/>
    </style:style>
    <style:style style:name="P2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B Setup</text:p>
      <text:p text:style-name="Standard"/>
      <text:p text:style-name="Standard">Download files and unzip, look at structure</text:p>
      <text:p text:style-name="Standard">Using console/terminal, go to folder and:</text:p>
      <text:p text:style-name="Standard"><text:tab/>python -m SimpleHTTPServer</text:p>
      <text:p text:style-name="Standard">Browser chrome, open developer tools/console</text:p>
      <text:p text:style-name="Standard">npm -g install less</text:p>
      <text:p text:style-name="Standard">npm -g instal typescript</text:p>
      <text:p text:style-name="Standard">Restart WebStorm</text:p>
      <text:p text:style-name="Standard">In Webssorm, File/Settings 'watcher': delete TypeScript and LESS, add TypeScript and LESS</text:p>
      <text:p text:style-name="Standard"/>
      <text:p text:style-name="Standard">Test Setup a: Using webstrom, open directory of project, in <text:s/>atut1/aCDN:</text:p>
      <text:p text:style-name="Standard">Open style.less, add space or any css just to 'touch' the file. It should update style.css</text:p>
      <text:p text:style-name="Standard">Open app.ts, add space or any .js just to 'touch' the file. It should update .js.</text:p>
      <text:p text:style-name="Standard">It is set up if the 'file watcher' in WebStorm updates files.</text:p>
      <text:p text:style-name="Standard"/>
      <text:p text:style-name="Standard">Test Setup b:Now open chrome in incognito mode, and open JavaScript console(bonus: memorize this short cut)</text:p>
      <text:p text:style-name="Standard">Surf to <text:a xlink:type="simple" xlink:href="http://localhost:8000/">http://localhost:8000</text:a> and find atut1/ROOT to open index.html</text:p>
      <text:p text:style-name="Standard">Edit app.ts line 1:</text:p>
      <text:p text:style-name="Standard"><text:tab/>It says console.log ("ready 0.1")</text:p>
      <text:p text:style-name="Standard"><text:tab/>Change it to say (ready 0.11) or anything.</text:p>
      <text:p text:style-name="Standard">Refresh browser. </text:p>
      <text:p text:style-name="Standard"><text:tab/>The browser console should match what you have</text:p>
      <text:p text:style-name="Standard">Note that python module called SimpleHTTPServer is serving what ever folder it's in. You should be in atut1 folder.</text:p>
      <text:p text:style-name="Standard"/>
      <text:p text:style-name="Standard"/>
      <text:p text:style-name="Standard">Now go to LAB#1 (next page) </text:p>
      <text:p text:style-name="Standard"/>
      <text:p text:style-name="Standard">Optional: </text:p>
      <text:p text:style-name="Standard">Glance List of CSS Framework Resources</text:p>
      <text:p text:style-name="Standard"/>
      <text:p text:style-name="Standard">Optional:</text:p>
      <text:p text:style-name="Standard">Rename ROOT/old.js to .ts and see if you can get type scripting to kick in.</text:p>
      <text:p text:style-name="Standard"/>
      <text:p text:style-name="Standard">Optional:</text:p>
      <text:p text:style-name="Standard">Dreamweaver, open view, add CSS</text:p>
      <text:p text:style-name="Standard"/>
      <text:p text:style-name="Standard">Optional:</text:p>
      <text:p text:style-name="Standard">MaxCDN account and deploy</text:p>
      <text:p text:style-name="P2">LAB #1</text:p>
      <text:p text:style-name="Standard"/>
      <text:p text:style-name="Standard">Type (yes, that is programing) in app.ts</text:p>
      <text:p text:style-name="Standard"/>
      <text:p text:style-name="P1">//LAB #1</text:p>
      <text:p text:style-name="P1">viewDir = '../aCDN/views/'</text:p>
      <text:p text:style-name="P1">document.querySelector('#load1').addEventListener('click', onclickone)</text:p>
      <text:p text:style-name="P1">function onclickone() {</text:p>
      <text:p text:style-name="P1"><text:s text:c="4"/>console.log ("I just got clicked thank you")</text:p>
      <text:p text:style-name="P1"><text:s text:c="4"/>open('view1', 'kontainer', iloaded1)</text:p>
      <text:p text:style-name="P1"><text:s text:c="4"/>console.log("is it loaded?")</text:p>
      <text:p text:style-name="P1"><text:s/>}</text:p>
      <text:p text:style-name="P1">function iloaded1(){</text:p>
      <text:p text:style-name="P1"><text:s text:c="4"/>console.log ("loaded1")</text:p>
      <text:p text:style-name="P1"><text:s/>}</text:p>
      <text:p text:style-name="P1"/>
      <text:p text:style-name="P1">var load2But = document.getElementById('load2')</text:p>
      <text:p text:style-name="P1">load2But.addEventListener('click', function() {</text:p>
      <text:p text:style-name="P1"><text:s text:c="4"/>console.log ("Test")</text:p>
      <text:p text:style-name="P1"><text:s text:c="4"/>open('view2', 'kontainer', iloaded2)</text:p>
      <text:p text:style-name="P1"><text:s text:c="4"/>})</text:p>
      <text:p text:style-name="P1">function iloaded2(){</text:p>
      <text:p text:style-name="P1"><text:s text:c="4"/>console.log ("loaded2")</text:p>
      <text:p text:style-name="P1">}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4T15:09:05.45</meta:creation-date>
    <dc:date>2013-07-25T10:44:54</dc:date>
    <meta:editing-duration>PT16H8M5S</meta:editing-duration>
    <meta:editing-cycles>5</meta:editing-cycles>
    <meta:generator>OpenOffice.org/3.4.1$Unix OpenOffice.org_project/341m1$Build-9593</meta:generator>
    <meta:document-statistic meta:table-count="0" meta:image-count="0" meta:object-count="0" meta:page-count="2" meta:paragraph-count="51" meta:word-count="267" meta:character-count="1856"/>
  </office:meta>
</office:document-meta>
</file>